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2:39</dc:date>
    <meta:editing-duration>PT6H6M32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86" meta:character-count="675" meta:non-whitespace-character-count="589"/>
  </office:meta>
</office:document-meta>
</file>